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0eb8dd" officeooo:paragraph-rsid="000eb8dd"/>
    </style:style>
    <style:style style:name="P2" style:family="paragraph" style:parent-style-name="Standard">
      <style:text-properties fo:language="fr" fo:country="FR" officeooo:rsid="0017d470" officeooo:paragraph-rsid="0017d470"/>
    </style:style>
    <style:style style:name="P3" style:family="paragraph" style:parent-style-name="Standard">
      <style:text-properties officeooo:rsid="0017d470" officeooo:paragraph-rsid="001be9cb"/>
    </style:style>
    <style:style style:name="P4" style:family="paragraph" style:parent-style-name="Standard">
      <style:text-properties officeooo:rsid="00200f9c" officeooo:paragraph-rsid="00200f9c"/>
    </style:style>
    <style:style style:name="P5" style:family="paragraph" style:parent-style-name="Standard">
      <style:text-properties officeooo:rsid="00248cb6" officeooo:paragraph-rsid="00248cb6"/>
    </style:style>
    <style:style style:name="P6" style:family="paragraph" style:parent-style-name="Standard" style:list-style-name="L1">
      <style:text-properties fo:language="fr" fo:country="FR" officeooo:rsid="0015f2f8" officeooo:paragraph-rsid="0015f2f8"/>
    </style:style>
    <style:style style:name="P7" style:family="paragraph" style:parent-style-name="Standard" style:list-style-name="L1">
      <style:text-properties fo:language="fr" fo:country="FR" officeooo:rsid="0017662c" officeooo:paragraph-rsid="002776f8"/>
    </style:style>
    <style:style style:name="P8" style:family="paragraph" style:parent-style-name="Standard" style:list-style-name="L1">
      <style:text-properties fo:language="fr" fo:country="FR" officeooo:rsid="002913b2" officeooo:paragraph-rsid="002913b2"/>
    </style:style>
    <style:style style:name="T1" style:family="text">
      <style:text-properties officeooo:rsid="000ef8f8"/>
    </style:style>
    <style:style style:name="T2" style:family="text">
      <style:text-properties officeooo:rsid="001171a6"/>
    </style:style>
    <style:style style:name="T3" style:family="text">
      <style:text-properties fo:language="fr" fo:country="FR"/>
    </style:style>
    <style:style style:name="T4" style:family="text">
      <style:text-properties fo:language="fr" fo:country="FR" officeooo:rsid="00196755"/>
    </style:style>
    <style:style style:name="T5" style:family="text">
      <style:text-properties fo:language="fr" fo:country="FR" officeooo:rsid="001f09f2"/>
    </style:style>
    <style:style style:name="T6" style:family="text">
      <style:text-properties fo:language="fr" fo:country="FR" officeooo:rsid="001f4b29"/>
    </style:style>
    <style:style style:name="T7" style:family="text">
      <style:text-properties fo:language="fr" fo:country="FR" officeooo:rsid="002111ff"/>
    </style:style>
    <style:style style:name="T8" style:family="text">
      <style:text-properties fo:language="fr" fo:country="FR" officeooo:rsid="002173bb"/>
    </style:style>
    <style:style style:name="T9" style:family="text">
      <style:text-properties fo:language="fr" fo:country="FR" officeooo:rsid="0024de13"/>
    </style:style>
    <style:style style:name="T10" style:family="text">
      <style:text-properties fo:language="fr" fo:country="FR" officeooo:rsid="002a9e74"/>
    </style:style>
    <style:style style:name="T11" style:family="text">
      <style:text-properties officeooo:rsid="002638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Mr Python :</text:p>
      <text:p text:style-name="P1"/>
      <text:p text:style-name="P1">Mr Python est un environnement de développement destiné aux <text:span text:style-name="T1">élèves de</text:span> premier année de licence d’informatique de l’UPMC. <text:span text:style-name="T2">Les élèves découvrent la programmation grâce au langage de programmation Python, c’est pourquoi ils ont besoin d’un environnement de développment adapté. Mr python est basé sur l’IDE idle, mais ne conserve que les fonctionalité « utiles » pour des étudiants de première année. Mais l’objectif principal de Mr Python est de permettre aux utilisateurs <text:s/>de mieux comprendre les messages d’erreurs affiché par l’interpreteur. C’est pourquoi les erreurs retourné par le module « compile » et « eval » son analysé <text:tab/>afin de précisé la nature de l’erreur.</text:span></text:p>
      <text:p text:style-name="P1"/>
      <text:p text:style-name="P2">Structure de Mr Python :</text:p>
      <text:p text:style-name="P3"><text:span text:style-name="T3">Comme indiqué précédement, Mr Python est principalement extrait d’ « idle », </text:span><text:span text:style-name="T4">or ce dernier n’avait pas une structure très clair. </text:span><text:span text:style-name="T5">En effet le programme est lancé grâce au fichier Application.py, ce dernier </text:span><text:span text:style-name="T6">initialise l’application et lance la fenetre graphique grâce au fichier MainView.py.</text:span></text:p>
      <text:p text:style-name="P4"><text:span text:style-name="T6">I</text:span><text:span text:style-name="T3">l va quand à lui déléguer la création de l’interface graphique à différente classe, telle que </text:span><text:span text:style-name="T7">StatusBar.py, PyIconWidget.py, PyEditorWidget et Console.py. <text:s/></text:span><text:span text:style-name="T8">Tous ces fichiers vont nous permettre de créer l’ensemble de l’interface graphique(voir ci-contre).</text:span></text:p>
      <text:p text:style-name="P5"><text:span text:style-name="T3">La partie du code qui va particulièrement nous interessé dans le cadre de ce PSTL est l’interprétation du code écrit par l’utilisateurs. Dans Mr Python c’est actuellement effectué dans les fichiers PyInterpreter.py, FullRunner et StudentRunner.</text:span><text:span text:style-name="T9">py. </text:span><text:span text:style-name="T10">En effet L’application nous permet de mode d’éxecution différent, le mode Etudiant et le mode Complet. Lorsque vous choisisez le mode étudiant certaine pratique son déconseillé, tel que déclarer une variable sans son type ou mettre des majuscule dans le nom des fonctions, mais le principal avantage est de permettre à l’étudiant d’avoir des messages d’erreurs plus clair et plus complet. Alors que lorsqu’on choisi le mode « full ».</text:span></text:p>
      <text:p text:style-name="P1"/>
      <text:list xml:id="list6515423302456708350" text:style-name="L1">
        <text:list-item>
          <text:p text:style-name="P6">Introduction</text:p>
        </text:list-item>
        <text:list-item>
          <text:p text:style-name="P6">présentation Mr Python</text:p>
        </text:list-item>
        <text:list-item>
          <text:p text:style-name="P7">Structure de Mr Python <text:span text:style-name="T11">+ Correction des divers bugs</text:span></text:p>
        </text:list-item>
        <text:list-item>
          <text:p text:style-name="P7"><text:span text:style-name="T11">Serveur pour la compilation</text:span></text:p>
          <text:list>
            <text:list-item>
              <text:p text:style-name="P6">Pourquoi décentralisé</text:p>
            </text:list-item>
            <text:list-item>
              <text:p text:style-name="P6">Comment</text:p>
            </text:list-item>
            <text:list-item>
              <text:p text:style-name="P6">difficultés</text:p>
            </text:list-item>
            <text:list-item>
              <text:p text:style-name="P6">dans le futur</text:p>
            </text:list-item>
          </text:list>
        </text:list-item>
        <text:list-item>
          <text:p text:style-name="P8">Dans le fut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09:35:07.990587058</meta:creation-date>
    <meta:editing-duration>PT5H6M38S</meta:editing-duration>
    <meta:editing-cycles>22</meta:editing-cycles>
    <meta:generator>LibreOffice/5.1.6.2$Linux_X86_64 LibreOffice_project/10m0$Build-2</meta:generator>
    <dc:date>2017-05-01T18:52:27.420270971</dc:date>
    <meta:document-statistic meta:table-count="0" meta:image-count="0" meta:object-count="0" meta:page-count="1" meta:paragraph-count="15" meta:word-count="333" meta:character-count="2128" meta:non-whitespace-character-count="1816"/>
  </office:meta>
</office:document-meta>
</file>